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2">
      <style:text-properties style:font-name="Arial"/>
    </style:style>
    <style:style style:name="P5" style:family="paragraph" style:parent-style-name="Standard" style:list-style-name="L3">
      <style:text-properties style:font-name="Ari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etar el GRUB:</text:span><text:line-break/></text:p>
      <text:list xml:id="list5205717762176114063" text:style-name="L1">
        <text:list-item>
          <text:p text:style-name="P3">Entra en la terminal de Windows con un Live-CD:</text:p>
        </text:list-item>
        <text:list-item>
          <text:p text:style-name="P3">Ejecuta el comando:</text:p>
        </text:list-item>
      </text:list>
      <text:list xml:id="list508306975938672461" text:style-name="L2">
        <text:list-item>
          <text:p text:style-name="P4">bootrec.exe /fixmbr</text:p>
        </text:list-item>
      </text:list>
      <text:p text:style-name="P1"/>
      <text:p text:style-name="P2">Para arreglar el GRUB:</text:p>
      <text:p text:style-name="P1"/>
      <text:list xml:id="list5430361522556716803" text:style-name="L3">
        <text:list-item>
          <text:p text:style-name="P5">Entra en la terminal de Ubuntu con un Live-CD:</text:p>
        </text:list-item>
        <text:list-item>
          <text:p text:style-name="P5">Ejecuta los comandos:</text:p>
          <text:list>
            <text:list-item>
              <text:p text:style-name="P5">sudo su</text:p>
            </text:list-item>
            <text:list-item>
              <text:p text:style-name="P5">cd</text:p>
            </text:list-item>
            <text:list-item>
              <text:p text:style-name="P5">sudo fdisk -l (De aquí sacamos el valor de /dev/sdaX)</text:p>
            </text:list-item>
            <text:list-item>
              <text:p text:style-name="P5">sudo mount /dev/sdaX /mnt</text:p>
            </text:list-item>
            <text:list-item>
              <text:p text:style-name="P5">sudo mount /dev/sdaX /mnt/boot</text:p>
            </text:list-item>
            <text:list-item>
              <text:p text:style-name="P5">sudo mount --bind /dev /mnt/dev/</text:p>
            </text:list-item>
            <text:list-item>
              <text:p text:style-name="P5">sudo chroot /mnt</text:p>
            </text:list-item>
            <text:list-item>
              <text:p text:style-name="P5">pwd (Para asegurarte que estas en el directorio /)</text:p>
            </text:list-item>
            <text:list-item>
              <text:p text:style-name="P5">ls (Ves que esta montado)</text:p>
            </text:list-item>
            <text:list-item>
              <text:p text:style-name="P5">sudo grub-install <text:s/>/dev/sdX (normalmente es a, si solo tienes un disco duro instalado)</text:p>
            </text:list-item>
            <text:list-item>
              <text:p text:style-name="P5">exit</text:p>
            </text:list-item>
            <text:list-item>
              <text:p text:style-name="P5">sudo umount /mnt/dev</text:p>
            </text:list-item>
            <text:list-item>
              <text:p text:style-name="P5">sudo umount /mnt/boot</text:p>
            </text:list-item>
            <text:list-item>
              <text:p text:style-name="P5">sudo umount /mnt</text:p>
            </text:list-item>
            <text:list-item>
              <text:p text:style-name="P5">exit</text:p>
            </text:list-item>
            <text:list-item>
              <text:p text:style-name="P5">sudo reboot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0-11-06T22:15:39.68</meta:creation-date>
    <dc:date>2020-11-06T22:54:07.87</dc:date>
    <dc:creator>Carlos Guillermo Valenzuela García</dc:creator>
    <meta:editing-duration>PT11M19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23" meta:word-count="124" meta:character-count="639"/>
  </office:meta>
</office:document-meta>
</file>